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Response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sponse.set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sponse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sponse.add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sponse.contains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spon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sponse.add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sponse.create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sponse.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spons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sponse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sponse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